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91121"/>
    </style:style>
    <style:style style:name="T1" style:family="text">
      <style:text-properties officeooo:rsid="00191121"/>
    </style:style>
    <style:style style:name="T2" style:family="text">
      <style:text-properties officeooo:rsid="00191121" fo:background-color="#ffff00" loext:char-shading-value="0"/>
    </style:style>
    <style:style style:name="T3" style:family="text">
      <style:text-properties officeooo:rsid="00191121"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 further introduced a method, Kinase Inhibitor BioActivity (KIBA), which integrates the information from IC 50 , K i , and K d measurements into a single bioactivity score toward improved drug−target interaction classiﬁcation. <text:span text:style-name="T3">Maybe you can do this as well.</text:span></text:p>
      <text:p text:style-name="P1"/>
      <text:p text:style-name="P1">To improve the coverage of the binary drug−target interaction networks for the discovery of new potential targets or oﬀ-target relationships at a proteome-wide level, there exist a number of public databases, including KEGG BRITE/DRUG, 19 BRENDA, 20 SuperTarget, 21 TTD, 22 and DrugBank, 23 which catalogue the observed or predicted cellular eﬀects of chemicals across various families of chemical compounds. While useful for many applications, a limitation of these databases is that the reported drug targets may originate from various types of evidence, such as those based on direct binding events or from downstream treatment eﬀects, in addition to pharmacodynamic or pharmacogenomic investigation of protein−chemical associations, or even from computational predictions using, for instance, text mining algorithms.</text:p>
      <text:p text:style-name="P1"/>
      <text:p text:style-name="P1">To enable cross-comparison, the drug−target interactions reported in the three studies were mapped into ChEMBL and STITCH using their corresponding ChEMBL IDs and UniProt IDs. Missing values reported in the Davis study were input with 10 000 nM as these drug−target pairs were tested but for which the binding was either weak (K d &gt; 10 000 nM) or not detected in the primary screen at the maximal concentration (10 000 nM). Missing values in the Metz and Anastassiadis studies, however, represent nonmeasured drug−target interactions and thus were simply excluded from the analysis.</text:p>
      <text:p text:style-name="P1"/>
      <text:p text:style-name="P1">We focused on catalytically active human protein kinases and therefore removed noncatalytic kinases and kinases from human pathogens. For the kinases that contain also mutant types in the Davis study, the minimal bioactivity value was recorded (see Supporting Information Table 1 for the list of mutated kinases). After such a preprocessing, there were K d values for 72 compounds and 379 kinases, K i values for 201 compounds and 169 kinases, and Activity percentage values for 145 compounds and 261 kinases. The pairwise overlaps of the compounds, targets, and drug−target interactions between the three studies are shown in Figure 1 and Table 1.</text:p>
      <text:p text:style-name="P1"/>
      <text:p text:style-name="P1">Only the compounds with ChEMBL IDs were considered in the comparative analysis.</text:p>
      <text:p text:style-name="P1"/>
      <text:p text:style-name="P1">The KIBA score can be viewed as a model-based summary statistic of all the available information captured by IC 50 , K i , and K d , where the consistency between them is optimized. An assessment of the classiﬁcation accuracy of the KIBA scoring was based on the expert-classiﬁed positive and negative interactions among 365 drug−kinase pairs, for which all three bioactivity types are available from ChEMBL.</text:p>
      <text:p text:style-name="P1"/>
      <text:p text:style-name="P1">To enable cross-comparison, the drug−target interactions reported in the three studies were mapped into ChEMBL and STITCH using their corresponding ChEMBL IDs and UniProt IDs.</text:p>
      <text:p text:style-name="P1"/>
      <text:p text:style-name="P1"><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2T08:51:32.834683214</meta:creation-date>
    <meta:generator>LibreOffice/6.4.7.2$Linux_X86_64 LibreOffice_project/40$Build-2</meta:generator>
    <dc:date>2021-08-13T11:20:20.642372259</dc:date>
    <meta:editing-duration>PT5H40M51S</meta:editing-duration>
    <meta:editing-cycles>9</meta:editing-cycles>
    <meta:document-statistic meta:table-count="0" meta:image-count="0" meta:object-count="0" meta:page-count="1" meta:paragraph-count="7" meta:word-count="459" meta:character-count="2971" meta:non-whitespace-character-count="2519"/>
  </office:meta>
</office:document-meta>
</file>